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166666666667">
            <text:p>1.1316666667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22">
            <text:p>1.122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25">
            <text:p>1.1862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1">
            <text:p>1.181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636363636364">
            <text:p>1.2063636364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21625">
            <text:p>1.2162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625">
            <text:p>1.155625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33333333333">
            <text:p>1.1583333333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72727272727">
            <text:p>1.1827272727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18181818182">
            <text:p>1.1381818182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46153846154">
            <text:p>1.1684615385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460">
            <text:p>34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85714285714">
            <text:p>1.1428571429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">
            <text:p>1.153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9363636363636">
            <text:p>1.1936363636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8">
            <text:p>1.12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275">
            <text:p>1.127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4833333333333">
            <text:p>1.1483333333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452">
            <text:p>34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916666666667">
            <text:p>1.1491666667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16">
            <text:p>1.116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857142857143">
            <text:p>1.1385714286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222">
            <text:p>1.22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5272727272727">
            <text:p>1.1527272727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12">
            <text:p>1.112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.13090909090909">
            <text:p>1.1309090909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71428571429">
            <text:p>1.215714285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222222222222">
            <text:p>1.132222222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.19133333333333">
            <text:p>1.1913333333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1.13428571428571">
            <text:p>1.1342857143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2666666666667">
            <text:p>1.1266666667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98">
            <text:p>3098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73">
            <text:p>3673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table:number-columns-repeated="3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table:number-columns-repeated="3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table:number-columns-repeated="3" office:value-type="float" office:value="1">
            <text:p>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3" office:value-type="float" office:value="1">
            <text:p>1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3"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table:number-columns-repeated="3" office:value-type="float" office:value="1">
            <text:p>1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table:number-columns-repeated="3"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table:number-columns-repeated="3" office:value-type="float" office:value="1">
            <text:p>1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3" office:value-type="float" office:value="1">
            <text:p>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table:number-columns-repeated="3" office:value-type="float" office:value="1">
            <text:p>1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table:number-columns-repeated="3"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table:number-columns-repeated="3" office:value-type="float" office:value="1">
            <text:p>1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table:number-columns-repeated="3" office:value-type="float" office:value="1">
            <text:p>1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table:number-columns-repeated="3" office:value-type="float" office:value="1">
            <text:p>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966101694915254">
            <text:p>0.9661016949</text:p>
          </table:table-cell>
          <table:table-cell office:value-type="float" office:value="1.15966101694915">
            <text:p>1.1596610169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6551724137931">
            <text:p>0.9655172414</text:p>
          </table:table-cell>
          <table:table-cell office:value-type="float" office:value="1.16275862068966">
            <text:p>1.162758620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56521739130435">
            <text:p>0.9565217391</text:p>
          </table:table-cell>
          <table:table-cell office:value-type="float" office:value="1.16130434782609">
            <text:p>1.1613043478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54545454545455">
            <text:p>0.9545454545</text:p>
          </table:table-cell>
          <table:table-cell office:value-type="float" office:value="1.16409090909091">
            <text:p>1.1640909091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954545454545455">
            <text:p>0.9545454545</text:p>
          </table:table-cell>
          <table:table-cell office:value-type="float" office:value="1.15954545454545">
            <text:p>1.1595454545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54545454545455">
            <text:p>0.9545454545</text:p>
          </table:table-cell>
          <table:table-cell office:value-type="float" office:value="1.16318181818182">
            <text:p>1.1631818182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52380952380952">
            <text:p>0.9523809524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765">
            <text:p>1.1765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944444444444444">
            <text:p>0.9444444444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4444444444444">
            <text:p>0.9444444444</text:p>
          </table:table-cell>
          <table:table-cell office:value-type="float" office:value="1.15944444444444">
            <text:p>1.1594444444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5352941176471">
            <text:p>1.1535294118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9235294117647">
            <text:p>1.192352941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235">
            <text:p>0.9411764706</text:p>
          </table:table-cell>
          <table:table-cell office:value-type="float" office:value="1.18352941176471">
            <text:p>1.1835294118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39393939393939">
            <text:p>0.9393939394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9375">
            <text:p>0.937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066666666667">
            <text:p>1.1706666667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933333333333333">
            <text:p>0.9333333333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931034482758621">
            <text:p>0.9310344828</text:p>
          </table:table-cell>
          <table:table-cell office:value-type="float" office:value="1.15620689655172">
            <text:p>1.1562068966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928571428571429">
            <text:p>0.9285714286</text:p>
          </table:table-cell>
          <table:table-cell office:value-type="float" office:value="1.15928571428571">
            <text:p>1.159285714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28571428571429">
            <text:p>0.9285714286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6888888888889">
            <text:p>1.1688888889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25925925925926">
            <text:p>0.9259259259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038461538462">
            <text:p>1.1703846154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346153846154">
            <text:p>1.1634615385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5461538461538">
            <text:p>1.1546153846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230769230769">
            <text:p>1.1723076923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307692307692">
            <text:p>1.1730769231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6769230769231">
            <text:p>1.1676923077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7461538461538">
            <text:p>1.1746153846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5230769230769">
            <text:p>1.152307692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076923076923">
            <text:p>1.1607692308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8769230769231">
            <text:p>1.1876923077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923076923076923">
            <text:p>0.9230769231</text:p>
          </table:table-cell>
          <table:table-cell office:value-type="float" office:value="1.15615384615385">
            <text:p>1.1561538462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92156862745098">
            <text:p>0.9215686275</text:p>
          </table:table-cell>
          <table:table-cell office:value-type="float" office:value="1.16098039215686">
            <text:p>1.1609803922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1.1652">
            <text:p>1.1652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1.1584">
            <text:p>1.1584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916666666666667">
            <text:p>0.9166666667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3333333333333">
            <text:p>1.1333333333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7583333333333">
            <text:p>1.1758333333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16208333333333">
            <text:p>1.162083333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916666666666667">
            <text:p>0.9166666667</text:p>
          </table:table-cell>
          <table:table-cell office:value-type="float" office:value="1.20083333333333">
            <text:p>1.200833333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914285714285714">
            <text:p>0.9142857143</text:p>
          </table:table-cell>
          <table:table-cell office:value-type="float" office:value="1.15828571428571">
            <text:p>1.1582857143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4260869565217">
            <text:p>1.1426086957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91304347826087">
            <text:p>0.9130434783</text:p>
          </table:table-cell>
          <table:table-cell office:value-type="float" office:value="1.16086956521739">
            <text:p>1.1608695652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04347826087">
            <text:p>1.1604347826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6695652173913">
            <text:p>1.166956521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91304347826087">
            <text:p>0.9130434783</text:p>
          </table:table-cell>
          <table:table-cell office:value-type="float" office:value="1.17347826086957">
            <text:p>1.1734782609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91044776119403">
            <text:p>0.9104477612</text:p>
          </table:table-cell>
          <table:table-cell office:value-type="float" office:value="1.16940298507463">
            <text:p>1.1694029851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4727272727273">
            <text:p>1.147272727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454545454545">
            <text:p>1.174545454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8727272727273">
            <text:p>1.1872727273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5909090909091">
            <text:p>1.1590909091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6181818181818">
            <text:p>1.1618181818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909090909090909">
            <text:p>0.9090909091</text:p>
          </table:table-cell>
          <table:table-cell office:value-type="float" office:value="1.14090909090909">
            <text:p>1.1409090909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909090909090909">
            <text:p>0.9090909091</text:p>
          </table:table-cell>
          <table:table-cell office:value-type="float" office:value="1.14818181818182">
            <text:p>1.1481818182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906666666666667">
            <text:p>0.9066666667</text:p>
          </table:table-cell>
          <table:table-cell office:value-type="float" office:value="1.1756">
            <text:p>1.1756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904761904761905">
            <text:p>0.9047619048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903225806451613">
            <text:p>0.9032258065</text:p>
          </table:table-cell>
          <table:table-cell office:value-type="float" office:value="1.15290322580645">
            <text:p>1.1529032258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7">
            <text:p>1.157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29">
            <text:p>1.129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9">
            <text:p>1.139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6225">
            <text:p>1.1622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855">
            <text:p>1.185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1">
            <text:p>1.191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93">
            <text:p>1.193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4">
            <text:p>1.134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37">
            <text:p>1.137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897959183673469">
            <text:p>0.8979591837</text:p>
          </table:table-cell>
          <table:table-cell office:value-type="float" office:value="1.16551020408163">
            <text:p>1.1655102041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96551724137931">
            <text:p>0.8965517241</text:p>
          </table:table-cell>
          <table:table-cell office:value-type="float" office:value="1.15689655172414">
            <text:p>1.1568965517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896551724137931">
            <text:p>0.8965517241</text:p>
          </table:table-cell>
          <table:table-cell office:value-type="float" office:value="1.18034482758621">
            <text:p>1.1803448276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94736842105263">
            <text:p>0.8947368421</text:p>
          </table:table-cell>
          <table:table-cell office:value-type="float" office:value="1.18578947368421">
            <text:p>1.1857894737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210526315789">
            <text:p>1.1521052632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94736842105263">
            <text:p>0.8947368421</text:p>
          </table:table-cell>
          <table:table-cell office:value-type="float" office:value="1.15947368421053">
            <text:p>1.1594736842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92857142857143">
            <text:p>0.8928571429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91891891891892">
            <text:p>0.8918918919</text:p>
          </table:table-cell>
          <table:table-cell office:value-type="float" office:value="1.16216216216216">
            <text:p>1.1621621622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111111111111">
            <text:p>1.1511111111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888888888889">
            <text:p>1.1588888889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8888888888889">
            <text:p>1.1888888889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888888888889">
            <text:p>1.1688888889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20111111111111">
            <text:p>1.2011111111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85714285714286">
            <text:p>0.8857142857</text:p>
          </table:table-cell>
          <table:table-cell office:value-type="float" office:value="1.16828571428571">
            <text:p>1.1682857143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85714285714286">
            <text:p>0.8857142857</text:p>
          </table:table-cell>
          <table:table-cell office:value-type="float" office:value="1.15514285714286">
            <text:p>1.1551428571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1.14384615384615">
            <text:p>1.1438461538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1.15807692307692">
            <text:p>1.1580769231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883720930232558">
            <text:p>0.8837209302</text:p>
          </table:table-cell>
          <table:table-cell office:value-type="float" office:value="1.16232558139535">
            <text:p>1.1623255814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352941176471">
            <text:p>1.1635294118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15529411764706">
            <text:p>1.1552941176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5705882352941">
            <text:p>1.157058823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8176470588235">
            <text:p>1.1817647059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82352941176471">
            <text:p>0.8823529412</text:p>
          </table:table-cell>
          <table:table-cell office:value-type="float" office:value="1.16352941176471">
            <text:p>1.1635294118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0.88125">
            <text:p>0.88125</text:p>
          </table:table-cell>
          <table:table-cell office:value-type="float" office:value="1.16470833333333">
            <text:p>1.1647083333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80952380952381">
            <text:p>0.880952381</text:p>
          </table:table-cell>
          <table:table-cell office:value-type="float" office:value="1.16952380952381">
            <text:p>1.1695238095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office:value-type="float" office:value="1.1716">
            <text:p>1.1716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879310344827586">
            <text:p>0.8793103448</text:p>
          </table:table-cell>
          <table:table-cell office:value-type="float" office:value="1.1698275862069">
            <text:p>1.1698275862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5951219512195">
            <text:p>1.1595121951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78048780487805">
            <text:p>0.8780487805</text:p>
          </table:table-cell>
          <table:table-cell office:value-type="float" office:value="1.16975609756098">
            <text:p>1.1697560976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9875">
            <text:p>1.16987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958333333333">
            <text:p>1.1595833333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525">
            <text:p>1.1752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635">
            <text:p>1.1635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20125">
            <text:p>1.2012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18375">
            <text:p>1.18375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0625">
            <text:p>1.19062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791666666667">
            <text:p>1.17791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791666666667">
            <text:p>1.19791666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1875">
            <text:p>1.161875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9875">
            <text:p>1.1987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872340425531915">
            <text:p>0.8723404255</text:p>
          </table:table-cell>
          <table:table-cell office:value-type="float" office:value="1.17446808510638">
            <text:p>1.1744680851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872340425531915">
            <text:p>0.8723404255</text:p>
          </table:table-cell>
          <table:table-cell office:value-type="float" office:value="1.14978723404255">
            <text:p>1.149787234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8</text:p>
          </table:table-cell>
          <table:table-cell office:value-type="float" office:value="1.15769230769231">
            <text:p>1.1576923077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4967741935484">
            <text:p>1.1496774194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6935483870968">
            <text:p>1.169354838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870967741935484">
            <text:p>0.8709677419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69565217391304">
            <text:p>0.8695652174</text:p>
          </table:table-cell>
          <table:table-cell office:value-type="float" office:value="1.19695652173913">
            <text:p>1.1969565217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6815789473684">
            <text:p>1.1681578947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68421052631579">
            <text:p>0.8684210526</text:p>
          </table:table-cell>
          <table:table-cell office:value-type="float" office:value="1.16289473684211">
            <text:p>1.162894736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8733333333333">
            <text:p>1.1873333333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7133333333333">
            <text:p>1.1713333333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66666666666667">
            <text:p>0.866666666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66666666666667">
            <text:p>0.8666666667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63636363636364">
            <text:p>0.8636363636</text:p>
          </table:table-cell>
          <table:table-cell office:value-type="float" office:value="1.18181818181818">
            <text:p>1.1818181818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62068965517241">
            <text:p>0.8620689655</text:p>
          </table:table-cell>
          <table:table-cell office:value-type="float" office:value="1.16551724137931">
            <text:p>1.1655172414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862068965517241">
            <text:p>0.8620689655</text:p>
          </table:table-cell>
          <table:table-cell office:value-type="float" office:value="1.16965517241379">
            <text:p>1.1696551724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904761904762">
            <text:p>1.159047619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928571428571">
            <text:p>1.1992857143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809523809524">
            <text:p>1.1680952381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428571428571">
            <text:p>1.1542857143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785714285714">
            <text:p>1.1878571429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428571428571">
            <text:p>1.194285714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428571428571">
            <text:p>1.1842857143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2857142857143">
            <text:p>1.1285714286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9285714285714">
            <text:p>1.192857142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428571428571">
            <text:p>1.1642857143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3285714285714">
            <text:p>1.1328571429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190476190476">
            <text:p>1.171904761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714285714286">
            <text:p>1.1971428571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785714285714">
            <text:p>1.1678571429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761904761905">
            <text:p>1.1576190476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8238095238095">
            <text:p>1.1823809524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3571428571429">
            <text:p>1.135714285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142857142857">
            <text:p>1.1714285714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642857142857">
            <text:p>1.1664285714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6142857142857">
            <text:p>1.1614285714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857142857143">
            <text:p>1.1485714286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4428571428571">
            <text:p>1.1442857143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14571428571429">
            <text:p>1.1457142857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9428571428571">
            <text:p>1.1942857143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12571428571429">
            <text:p>1.1257142857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854838709677419">
            <text:p>0.8548387097</text:p>
          </table:table-cell>
          <table:table-cell office:value-type="float" office:value="1.18258064516129">
            <text:p>1.1825806452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54166666666667">
            <text:p>0.8541666667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53658536585366">
            <text:p>0.8536585366</text:p>
          </table:table-cell>
          <table:table-cell office:value-type="float" office:value="1.16829268292683">
            <text:p>1.168292682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853503184713376">
            <text:p>0.8535031847</text:p>
          </table:table-cell>
          <table:table-cell office:value-type="float" office:value="1.16216560509554">
            <text:p>1.1621656051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51851851851852">
            <text:p>0.8518518519</text:p>
          </table:table-cell>
          <table:table-cell office:value-type="float" office:value="1.16444444444444">
            <text:p>1.1644444444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485">
            <text:p>1.148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735">
            <text:p>1.1735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905">
            <text:p>1.190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5181818181818">
            <text:p>1.1518181818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7242424242424">
            <text:p>1.172424242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48484848484848">
            <text:p>0.8484848485</text:p>
          </table:table-cell>
          <table:table-cell office:value-type="float" office:value="1.15787878787879">
            <text:p>1.1578787879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847826086956522">
            <text:p>0.847826087</text:p>
          </table:table-cell>
          <table:table-cell office:value-type="float" office:value="1.16282608695652">
            <text:p>1.162826087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5769230769231">
            <text:p>1.1576923077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384615384615">
            <text:p>1.1638461538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4769230769231">
            <text:p>1.1476923077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8307692307692">
            <text:p>1.1830769231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8615384615385">
            <text:p>1.1861538462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14384615384615">
            <text:p>1.1438461538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5923076923077">
            <text:p>1.1592307692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16153846153846">
            <text:p>1.161538461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6177777777778">
            <text:p>1.1617777778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844444444444444">
            <text:p>0.8444444444</text:p>
          </table:table-cell>
          <table:table-cell office:value-type="float" office:value="1.18244444444444">
            <text:p>1.1824444444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796875">
            <text:p>1.179687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84375">
            <text:p>0.84375</text:p>
          </table:table-cell>
          <table:table-cell office:value-type="float" office:value="1.1690625">
            <text:p>1.1690625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843137254901961">
            <text:p>0.8431372549</text:p>
          </table:table-cell>
          <table:table-cell office:value-type="float" office:value="1.19490196078431">
            <text:p>1.1949019608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6842105263158">
            <text:p>1.1684210526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6315789473684">
            <text:p>1.1631578947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842105263157895">
            <text:p>0.8421052632</text:p>
          </table:table-cell>
          <table:table-cell office:value-type="float" office:value="1.17473684210526">
            <text:p>1.1747368421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710526315789">
            <text:p>1.177105263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842105263157895">
            <text:p>0.8421052632</text:p>
          </table:table-cell>
          <table:table-cell office:value-type="float" office:value="1.18368421052632">
            <text:p>1.1836842105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.1644">
            <text:p>1.1644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.1764">
            <text:p>1.1764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837837837837838">
            <text:p>0.8378378378</text:p>
          </table:table-cell>
          <table:table-cell office:value-type="float" office:value="1.16135135135135">
            <text:p>1.1613513514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837209302325581">
            <text:p>0.8372093023</text:p>
          </table:table-cell>
          <table:table-cell office:value-type="float" office:value="1.15558139534884">
            <text:p>1.1555813953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848484848485">
            <text:p>1.188484848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055555555556">
            <text:p>1.1805555556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83333333333">
            <text:p>1.165833333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11111111111">
            <text:p>1.1561111111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916666666667">
            <text:p>1.1791666667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055555555556">
            <text:p>1.1805555556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3833333333333">
            <text:p>1.1383333333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166666666667">
            <text:p>1.1816666667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395833333333">
            <text:p>1.1539583333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458333333333">
            <text:p>1.1545833333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761904761905">
            <text:p>1.1676190476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583333333333">
            <text:p>1.1758333333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083333333333">
            <text:p>1.1708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166666666667">
            <text:p>1.1416666667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22333333333333">
            <text:p>1.2233333333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916666666667">
            <text:p>1.1791666667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722222222222">
            <text:p>1.167222222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830769230769231">
            <text:p>0.8307692308</text:p>
          </table:table-cell>
          <table:table-cell office:value-type="float" office:value="1.17061538461538">
            <text:p>1.1706153846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830188679245283">
            <text:p>0.8301886792</text:p>
          </table:table-cell>
          <table:table-cell office:value-type="float" office:value="1.16132075471698">
            <text:p>1.1613207547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829059829059829">
            <text:p>0.8290598291</text:p>
          </table:table-cell>
          <table:table-cell office:value-type="float" office:value="1.16376068376068">
            <text:p>1.1637606838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826086956521739">
            <text:p>0.8260869565</text:p>
          </table:table-cell>
          <table:table-cell office:value-type="float" office:value="1.16782608695652">
            <text:p>1.16782608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529411764706">
            <text:p>1.1752941176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4882352941176">
            <text:p>1.1488235294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411764705882">
            <text:p>1.1541176471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7882352941176">
            <text:p>1.1788235294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23529411764706">
            <text:p>0.8235294118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7882352941176">
            <text:p>1.1788235294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5764705882353">
            <text:p>1.157647058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19235294117647">
            <text:p>1.1923529412</text:p>
          </table:table-cell>
        </table:table-row>
        <table:table-row table:style-name="ro2" table:visibility="filter">
          <table:table-cell office:value-type="float" office:value="2728">
            <text:p>2728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819277108433735">
            <text:p>0.8192771084</text:p>
          </table:table-cell>
          <table:table-cell office:value-type="float" office:value="1.16036144578313">
            <text:p>1.1603614458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272727272727">
            <text:p>1.1727272727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863636363636">
            <text:p>1.1686363636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742424242424">
            <text:p>1.1674242424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8363636363636">
            <text:p>1.1836363636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8090909090909">
            <text:p>1.1809090909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090909090909">
            <text:p>1.1509090909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5272727272727">
            <text:p>1.1527272727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227272727273">
            <text:p>1.1522727273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090909090909">
            <text:p>1.1909090909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9590909090909">
            <text:p>1.1959090909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636363636364">
            <text:p>1.1763636364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14818181818182">
            <text:p>1.1481818182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5090909090909">
            <text:p>1.1509090909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16636363636364">
            <text:p>1.1663636364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0.816608996539792">
            <text:p>0.8166089965</text:p>
          </table:table-cell>
          <table:table-cell office:value-type="float" office:value="1.17055363321799">
            <text:p>1.1705536332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14814814814815">
            <text:p>0.8148148148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814814814814815">
            <text:p>0.8148148148</text:p>
          </table:table-cell>
          <table:table-cell office:value-type="float" office:value="1.18407407407407">
            <text:p>1.1840740741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813559322033898">
            <text:p>0.813559322</text:p>
          </table:table-cell>
          <table:table-cell office:value-type="float" office:value="1.17050847457627">
            <text:p>1.1705084746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6125">
            <text:p>1.1612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7625">
            <text:p>1.176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125">
            <text:p>0.8125</text:p>
          </table:table-cell>
          <table:table-cell office:value-type="float" office:value="1.165625">
            <text:p>1.16562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80952380952381">
            <text:p>0.8095238095</text:p>
          </table:table-cell>
          <table:table-cell office:value-type="float" office:value="1.15940476190476">
            <text:p>1.1594047619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15809523809524">
            <text:p>1.1580952381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08823529411765">
            <text:p>0.8088235294</text:p>
          </table:table-cell>
          <table:table-cell office:value-type="float" office:value="1.16191176470588">
            <text:p>1.1619117647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5961538461538">
            <text:p>1.1596153846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5769230769231">
            <text:p>1.1576923077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5346153846154">
            <text:p>1.153461538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115384615385">
            <text:p>1.1611538462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1.16576923076923">
            <text:p>1.1657692308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804878048780488">
            <text:p>0.8048780488</text:p>
          </table:table-cell>
          <table:table-cell office:value-type="float" office:value="1.18292682926829">
            <text:p>1.1829268293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5">
            <text:p>1.1685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66666666667">
            <text:p>1.1786666667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9">
            <text:p>1.179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52">
            <text:p>1.1852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14">
            <text:p>1.214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206">
            <text:p>1.206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533333333333">
            <text:p>1.1653333333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46">
            <text:p>1.146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9">
            <text:p>1.159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066666666667">
            <text:p>1.1706666667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8">
            <text:p>1.178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733333333333">
            <text:p>1.1573333333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485714285714">
            <text:p>1.1748571429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9">
            <text:p>1.149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9">
            <text:p>1.169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06">
            <text:p>1.106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8">
            <text:p>1.168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8">
            <text:p>1.158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733333333333">
            <text:p>1.1673333333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6">
            <text:p>1.156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48">
            <text:p>1.148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6">
            <text:p>1.176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95918367346939">
            <text:p>0.7959183673</text:p>
          </table:table-cell>
          <table:table-cell office:value-type="float" office:value="1.1634693877551">
            <text:p>1.1634693878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620689655172">
            <text:p>1.1562068966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93103448275862">
            <text:p>0.7931034483</text:p>
          </table:table-cell>
          <table:table-cell office:value-type="float" office:value="1.15862068965517">
            <text:p>1.1586206897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7291666666667">
            <text:p>1.1729166667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791044776119403">
            <text:p>0.7910447761</text:p>
          </table:table-cell>
          <table:table-cell office:value-type="float" office:value="1.1734328358209">
            <text:p>1.1734328358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90697674418605">
            <text:p>0.7906976744</text:p>
          </table:table-cell>
          <table:table-cell office:value-type="float" office:value="1.1553488372093">
            <text:p>1.1553488372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5789473684211">
            <text:p>1.1578947368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89473684210526">
            <text:p>0.7894736842</text:p>
          </table:table-cell>
          <table:table-cell office:value-type="float" office:value="1.18421052631579">
            <text:p>1.1842105263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105263157895">
            <text:p>1.1510526316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6894736842105">
            <text:p>1.1689473684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89473684210526">
            <text:p>0.7894736842</text:p>
          </table:table-cell>
          <table:table-cell office:value-type="float" office:value="1.15631578947368">
            <text:p>1.1563157895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7525252525253">
            <text:p>1.1752525253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5454545454545">
            <text:p>1.1545454545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87878787878788">
            <text:p>0.7878787879</text:p>
          </table:table-cell>
          <table:table-cell office:value-type="float" office:value="1.16090909090909">
            <text:p>1.1609090909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87234042553192">
            <text:p>0.7872340426</text:p>
          </table:table-cell>
          <table:table-cell office:value-type="float" office:value="1.17255319148936">
            <text:p>1.1725531915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8214285714286">
            <text:p>1.1821428571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095238095238">
            <text:p>1.160952381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6071428571429">
            <text:p>1.1607142857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19785714285714">
            <text:p>1.1978571429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783783783783784">
            <text:p>0.7837837838</text:p>
          </table:table-cell>
          <table:table-cell office:value-type="float" office:value="1.16432432432432">
            <text:p>1.1643243243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7391304347826">
            <text:p>1.173913043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16652173913043">
            <text:p>1.1665217391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82608695652174">
            <text:p>0.7826086957</text:p>
          </table:table-cell>
          <table:table-cell office:value-type="float" office:value="1.20478260869565">
            <text:p>1.2047826087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78125">
            <text:p>0.78125</text:p>
          </table:table-cell>
          <table:table-cell office:value-type="float" office:value="1.1734375">
            <text:p>1.17343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444444444444">
            <text:p>1.1444444444</text:p>
          </table:table-cell>
        </table:table-row>
        <table:table-row table:style-name="ro2" table:visibility="filter">
          <table:table-cell office:value-type="float" office:value="2728">
            <text:p>272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111111111111">
            <text:p>1.1811111111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3444444444444">
            <text:p>1.1344444444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111111111111">
            <text:p>1.1611111111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4555555555556">
            <text:p>1.1455555556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388888888889">
            <text:p>1.1538888889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6074074074074">
            <text:p>1.1607407407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355555555556">
            <text:p>1.183555555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259259259259">
            <text:p>1.1525925926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18555555555556">
            <text:p>1.1855555556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444444444444">
            <text:p>1.1744444444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777777777778">
            <text:p>1.1577777778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5444444444444">
            <text:p>1.1544444444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9111111111111">
            <text:p>1.1911111111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17222222222222">
            <text:p>1.1722222222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775510204081633">
            <text:p>0.7755102041</text:p>
          </table:table-cell>
          <table:table-cell office:value-type="float" office:value="1.16367346938776">
            <text:p>1.1636734694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5774193548387">
            <text:p>1.157741935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74193548387097">
            <text:p>0.7741935484</text:p>
          </table:table-cell>
          <table:table-cell office:value-type="float" office:value="1.18322580645161">
            <text:p>1.183225806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773584905660377">
            <text:p>0.7735849057</text:p>
          </table:table-cell>
          <table:table-cell office:value-type="float" office:value="1.16377358490566">
            <text:p>1.1637735849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15045454545455">
            <text:p>1.150454545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72727272727273">
            <text:p>0.7727272727</text:p>
          </table:table-cell>
          <table:table-cell office:value-type="float" office:value="1.16636363636364">
            <text:p>1.1663636364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771428571428571">
            <text:p>0.7714285714</text:p>
          </table:table-cell>
          <table:table-cell office:value-type="float" office:value="1.15828571428571">
            <text:p>1.1582857143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6846153846154">
            <text:p>1.1684615385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5615384615385">
            <text:p>1.1561538462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576923076923">
            <text:p>1.1757692308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307692307692">
            <text:p>1.1430769231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7538461538462">
            <text:p>1.1753846154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98">
            <text:p>339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9923076923077">
            <text:p>1.1992307692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4846153846154">
            <text:p>1.148461538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17153846153846">
            <text:p>1.1715384615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67441860465116">
            <text:p>0.7674418605</text:p>
          </table:table-cell>
          <table:table-cell office:value-type="float" office:value="1.1646511627907">
            <text:p>1.1646511628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8882352941176">
            <text:p>1.1888235294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19588235294118">
            <text:p>1.1958823529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63157894736842">
            <text:p>0.7631578947</text:p>
          </table:table-cell>
          <table:table-cell office:value-type="float" office:value="1.17078947368421">
            <text:p>1.1707894737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752380952381">
            <text:p>1.1752380952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5857142857143">
            <text:p>1.1585714286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15047619047619">
            <text:p>1.1504761905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760416666666667">
            <text:p>0.7604166667</text:p>
          </table:table-cell>
          <table:table-cell office:value-type="float" office:value="1.1659375">
            <text:p>1.165937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1.1864">
            <text:p>1.1864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58620689655172">
            <text:p>0.7586206897</text:p>
          </table:table-cell>
          <table:table-cell office:value-type="float" office:value="1.15862068965517">
            <text:p>1.1586206897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754385964912281">
            <text:p>0.7543859649</text:p>
          </table:table-cell>
          <table:table-cell office:value-type="float" office:value="1.16543859649123">
            <text:p>1.1654385965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25">
            <text:p>1.192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083333333333">
            <text:p>1.1608333333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416666666667">
            <text:p>1.1541666667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916666666667">
            <text:p>1.1691666667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875">
            <text:p>1.1587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4375">
            <text:p>1.154375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05">
            <text:p>1.170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6875">
            <text:p>1.166875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0625">
            <text:p>1.170625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9375">
            <text:p>1.1937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166666666667">
            <text:p>1.1716666667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91666666667">
            <text:p>1.1729166667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5625">
            <text:p>1.145625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375">
            <text:p>1.1737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75">
            <text:p>1.2075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8125">
            <text:p>1.16812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375">
            <text:p>1.1537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25">
            <text:p>1.132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857142857143">
            <text:p>1.1685714286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8125">
            <text:p>1.18812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375">
            <text:p>1.1437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75">
            <text:p>1.137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625">
            <text:p>1.16625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4375">
            <text:p>1.16437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45">
            <text:p>1.174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175">
            <text:p>1.117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25">
            <text:p>1.202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175">
            <text:p>1.2175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3125">
            <text:p>1.16312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916666666667">
            <text:p>1.1991666667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825">
            <text:p>1.182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7125">
            <text:p>1.1712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475">
            <text:p>1.1475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1725">
            <text:p>1.1725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41935483870968">
            <text:p>0.7419354839</text:p>
          </table:table-cell>
          <table:table-cell office:value-type="float" office:value="1.1641935483871">
            <text:p>1.1641935484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16869565217391">
            <text:p>1.1686956522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6789473684211">
            <text:p>1.1678947368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15526315789474">
            <text:p>1.1552631579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17052631578947">
            <text:p>1.1705263158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15733333333333">
            <text:p>1.1573333333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13266666666667">
            <text:p>1.1326666667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16266666666667">
            <text:p>1.162666666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1.15692307692308">
            <text:p>1.1569230769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18272727272727">
            <text:p>1.1827272727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409090909091">
            <text:p>1.1740909091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7909090909091">
            <text:p>1.1790909091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0181818181818">
            <text:p>1.2018181818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16272727272727">
            <text:p>1.1627272727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20818181818182">
            <text:p>1.2081818182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724137931034483">
            <text:p>0.724137931</text:p>
          </table:table-cell>
          <table:table-cell office:value-type="float" office:value="1.17448275862069">
            <text:p>1.1744827586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723404255319149">
            <text:p>0.7234042553</text:p>
          </table:table-cell>
          <table:table-cell office:value-type="float" office:value="1.16446808510638">
            <text:p>1.1644680851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6763888888889">
            <text:p>1.1676388889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722222222222222">
            <text:p>0.7222222222</text:p>
          </table:table-cell>
          <table:table-cell office:value-type="float" office:value="1.15055555555556">
            <text:p>1.1505555556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964285714286">
            <text:p>1.1696428571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7857142857143">
            <text:p>1.1785714286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5571428571429">
            <text:p>1.1557142857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8714285714286">
            <text:p>1.1871428571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071428571429">
            <text:p>1.1707142857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071428571429">
            <text:p>1.1807142857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714285714286">
            <text:p>1.1571428571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14285714286">
            <text:p>1.1771428571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785714285714">
            <text:p>1.1778571429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3714285714286">
            <text:p>1.1371428571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428571428571">
            <text:p>1.194285714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6285714285714">
            <text:p>1.1628571429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2142857142857">
            <text:p>1.1214285714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13714285714286">
            <text:p>1.1371428571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3142857142857">
            <text:p>1.131428571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9142857142857">
            <text:p>1.1914285714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5416666666667">
            <text:p>1.154166666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18708333333333">
            <text:p>1.1870833333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707317073170732">
            <text:p>0.7073170732</text:p>
          </table:table-cell>
          <table:table-cell office:value-type="float" office:value="1.15951219512195">
            <text:p>1.1595121951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18703703703704">
            <text:p>1.18703703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44">
            <text:p>1.144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62">
            <text:p>1.162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47">
            <text:p>1.14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47">
            <text:p>1.147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4">
            <text:p>1.174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64">
            <text:p>1.164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92">
            <text:p>1.192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173">
            <text:p>1.173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16478260869565">
            <text:p>1.1647826087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14230769230769">
            <text:p>1.1423076923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6615384615385">
            <text:p>1.1661538462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7384615384615">
            <text:p>1.1738461538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16538461538462">
            <text:p>1.1653846154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88888888888889">
            <text:p>0.6888888889</text:p>
          </table:table-cell>
          <table:table-cell office:value-type="float" office:value="1.18644444444444">
            <text:p>1.1864444444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19125">
            <text:p>1.19125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14625">
            <text:p>1.1462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16875">
            <text:p>1.1687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7741935483871">
            <text:p>0.6774193548</text:p>
          </table:table-cell>
          <table:table-cell office:value-type="float" office:value="1.18516129032258">
            <text:p>1.1851612903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833333333333">
            <text:p>1.208333333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416666666667">
            <text:p>1.1741666667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533333333333">
            <text:p>1.165333333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8">
            <text:p>1.188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555555555556">
            <text:p>1.1755555556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8833333333333">
            <text:p>1.1883333333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083333333333">
            <text:p>1.160833333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833333333333">
            <text:p>1.1683333333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444444444444">
            <text:p>1.1844444444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666666666667">
            <text:p>1.2166666667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166666666667">
            <text:p>1.1616666667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222222222222">
            <text:p>1.1622222222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555555555556">
            <text:p>1.1555555556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1333333333333">
            <text:p>1.1133333333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666666666667">
            <text:p>1.1966666667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3666666666667">
            <text:p>1.136666666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7833333333333">
            <text:p>1.1783333333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888888888889">
            <text:p>1.1488888889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666666666667">
            <text:p>1.2066666667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666666666667">
            <text:p>1.156666666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222222222222">
            <text:p>1.1522222222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333333333333">
            <text:p>1.193333333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0333333333333">
            <text:p>1.2033333333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21333333333333">
            <text:p>1.213333333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2333333333333">
            <text:p>1.1233333333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14333333333333">
            <text:p>1.1433333333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17647058823529">
            <text:p>1.1764705882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18117647058824">
            <text:p>1.1811764706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6818181818182">
            <text:p>1.1681818182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18636363636364">
            <text:p>1.1863636364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4636363636364">
            <text:p>1.1463636364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5090909090909">
            <text:p>1.1509090909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20727272727273">
            <text:p>1.2072727273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15636363636364">
            <text:p>1.1563636364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15407407407407">
            <text:p>1.1540740741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20625">
            <text:p>1.2062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4875">
            <text:p>1.1487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375">
            <text:p>1.1637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1675">
            <text:p>1.167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18666666666667">
            <text:p>1.1866666667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15230769230769">
            <text:p>1.1523076923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18153846153846">
            <text:p>1.181538461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16055555555556">
            <text:p>1.1605555556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1">
            <text:p>1.16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866666666667">
            <text:p>1.168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32">
            <text:p>1.132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98">
            <text:p>1.198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42">
            <text:p>1.142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6">
            <text:p>1.166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224">
            <text:p>1.224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52">
            <text:p>1.152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2">
            <text:p>1.182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4">
            <text:p>1.184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196">
            <text:p>1.196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172">
            <text:p>1.172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16823529411765">
            <text:p>1.1682352941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571428571429">
            <text:p>1.1757142857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16761904761905">
            <text:p>1.1676190476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285714285714">
            <text:p>1.1728571429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619047619048">
            <text:p>1.1761904762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4714285714286">
            <text:p>1.1471428571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6714285714286">
            <text:p>1.1671428571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21142857142857">
            <text:p>1.2114285714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5142857142857">
            <text:p>1.1514285714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7428571428571">
            <text:p>1.1742857143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20285714285714">
            <text:p>1.2028571429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18142857142857">
            <text:p>1.1814285714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888888888889">
            <text:p>1.1788888889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6333333333333">
            <text:p>1.1633333333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17111111111111">
            <text:p>1.1711111111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18222222222222">
            <text:p>1.1822222222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20888888888889">
            <text:p>1.2088888889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16545454545455">
            <text:p>1.1654545455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15636363636364">
            <text:p>1.1563636364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16230769230769">
            <text:p>1.1623076923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16923076923077">
            <text:p>1.1692307692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75">
            <text:p>1.197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25">
            <text:p>1.152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75">
            <text:p>1.187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166666666667">
            <text:p>1.1516666667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25">
            <text:p>1.162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75">
            <text:p>1.157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35">
            <text:p>1.235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25">
            <text:p>1.222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1">
            <text:p>1.191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5">
            <text:p>1.21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425">
            <text:p>1.142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05">
            <text:p>1.20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333333333333">
            <text:p>1.1533333333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5">
            <text:p>1.2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05">
            <text:p>1.10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155">
            <text:p>1.15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175">
            <text:p>1.17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17777777777778">
            <text:p>1.1777777778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14142857142857">
            <text:p>1.1414285714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17">
            <text:p>1.21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202">
            <text:p>1.202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154">
            <text:p>1.154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186">
            <text:p>1.186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08">
            <text:p>1.208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4666666666667">
            <text:p>1.146666666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333333333333">
            <text:p>1.1833333333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2666666666667">
            <text:p>1.226666666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17666666666667">
            <text:p>1.1766666667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16666666666667">
            <text:p>1.1666666667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775">
            <text:p>1.177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41">
            <text:p>33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5">
            <text:p>1.14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5">
            <text:p>1.19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65">
            <text:p>1.16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333333333333">
            <text:p>1.1733333333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5">
            <text:p>1.18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25">
            <text:p>1.125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5">
            <text:p>1.135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</table:table-row>
        <table:table-row table:style-name="ro2" table:visibility="filter">
          <table:table-cell office:value-type="float" office:value="3539">
            <text:p>35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</table:table-row>
      </table:table>
      <table:database-ranges>
        <table:database-range table:target-range-address="Sheet1.A1:Sheet1.E1999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5:07.22</dc:date>
    <dc:creator>Gajo </dc:creator>
    <meta:document-statistic meta:table-count="1" meta:cell-count="9995" meta:object-count="0"/>
    <meta:generator>OpenOffice/4.1.3$Win32 OpenOffice.org_project/413m1$Build-9783</meta:generator>
  </office:meta>
</office:document-meta>
</file>